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b4a1d" officeooo:paragraph-rsid="001b4a1d"/>
    </style:style>
    <style:style style:name="P2" style:family="paragraph" style:parent-style-name="Text_20_body">
      <style:text-properties officeooo:rsid="001b89ac" officeooo:paragraph-rsid="001b89ac"/>
    </style:style>
    <style:style style:name="P3" style:family="paragraph" style:parent-style-name="Text_20_body">
      <style:text-properties officeooo:rsid="001bff5e" officeooo:paragraph-rsid="001bff5e"/>
    </style:style>
    <style:style style:name="P4" style:family="paragraph" style:parent-style-name="Text_20_body">
      <style:text-properties officeooo:rsid="001dccc4" officeooo:paragraph-rsid="001dccc4"/>
    </style:style>
    <style:style style:name="P5" style:family="paragraph" style:parent-style-name="Text_20_body">
      <style:text-properties fo:font-style="italic" officeooo:rsid="001f977e" officeooo:paragraph-rsid="001f977e" style:font-style-asian="italic" style:font-style-complex="italic"/>
    </style:style>
    <style:style style:name="P6" style:family="paragraph" style:parent-style-name="Text_20_body">
      <style:text-properties officeooo:rsid="001d0848" officeooo:paragraph-rsid="001d0848"/>
    </style:style>
    <style:style style:name="P7" style:family="paragraph" style:parent-style-name="Text_20_body">
      <style:text-properties officeooo:rsid="0020f3a7" officeooo:paragraph-rsid="0020f3a7"/>
    </style:style>
    <style:style style:name="P8" style:family="paragraph" style:parent-style-name="Text_20_body" style:list-style-name="L1">
      <style:text-properties officeooo:rsid="001b4a1d" officeooo:paragraph-rsid="001b4a1d"/>
    </style:style>
    <style:style style:name="P9" style:family="paragraph" style:parent-style-name="Text_20_body" style:list-style-name="L2">
      <style:text-properties officeooo:rsid="001bff5e" officeooo:paragraph-rsid="001bff5e"/>
    </style:style>
    <style:style style:name="P10" style:family="paragraph" style:parent-style-name="Text_20_body" style:list-style-name="L3">
      <style:text-properties officeooo:rsid="0020f3a7" officeooo:paragraph-rsid="0020f3a7"/>
    </style:style>
    <style:style style:name="T1" style:family="text">
      <style:text-properties officeooo:rsid="001bff5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list xml:id="list3110660300" text:style-name="L1">
        <text:list-item>
          <text:p text:style-name="P8">We are going to talk about what code reviews are and what tools can be used.</text:p>
        </text:list-item>
        <text:list-item>
          <text:p text:style-name="P8">Next we are going through each developed technique. Before using each prototype I explain how the technique works.</text:p>
        </text:list-item>
        <text:list-item>
          <text:p text:style-name="P8">Then You open the prototype and use it as explained before.</text:p>
        </text:list-item>
        <text:list-item>
          <text:p text:style-name="P8">Immediately afterwards you answer a questionnaire to express you feeling about the usability of the used features. Some of the verified attributes do not correspond fully to the topic, but need to be answered also.</text:p>
        </text:list-item>
      </text:list>
      <text:h text:style-name="Heading_20_1" text:outline-level="1">Code review tools</text:h>
      <text:p text:style-name="P4">What experience do you have with doing code reviews?</text:p>
      <text:p text:style-name="P4">What tools for code review are you familiar with?</text:p>
      <text:p text:style-name="P5">(if unfamiliar with code reviews)</text:p>
      <text:p text:style-name="P2"><text:span text:style-name="T1">What is code review: </text:span>Code review serves as gate keeper, to assure readability of the submitted code, it’s comprehensibility and that the company’s conventions are applied correctly. Also, with code review, arbitrary code submission is avoided.</text:p>
      <text:p text:style-name="P3">How to do code reviews: Using mail exchange, peer-review side by side, or assisted by a tool such as Github and Gerrit.</text:p>
      <text:p text:style-name="P3">How it works tool-assisted:</text:p>
      <text:list xml:id="list1593288821" text:style-name="L2">
        <text:list-item>
          <text:p text:style-name="P9">The author writes code or modifies it and submits to the repository.</text:p>
        </text:list-item>
        <text:list-item>
          <text:p text:style-name="P9">The reviewer analyses the changes with the diff-tool.</text:p>
        </text:list-item>
        <text:list-item>
          <text:p text:style-name="P9">The reviewer makes comments and suggestions.</text:p>
        </text:list-item>
        <text:list-item>
          <text:p text:style-name="P9">The author receives the feedback and either applies it or discusses with the reviewer.</text:p>
        </text:list-item>
        <text:list-item>
          <text:p text:style-name="P9">This process repeats until the reviewer approves and the code is submitted fully to repository. </text:p>
        </text:list-item>
      </text:list>
      <text:h text:style-name="Heading_20_1" text:outline-level="1">Test</text:h>
      <text:p text:style-name="P1">Briefing: The here showed functions are supposed to be used on top of already existing tools such as Github and Gerrit. Therefore basic functionality is supposed to be working. But for the reason of being a prototype, these functions were not implemented fully. The focus is put on the comment function and other aspects that are explained before using each technique.</text:p>
      <text:p text:style-name="P6">Your position: You are a reviewer and asked to review the following changes of piece of code. The question to keep in mind; “Do the tested techniques add useful functionality to the code review proces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5-15T19:25:17.265000000</dc:date>
    <meta:editing-duration>PT55M29S</meta:editing-duration>
    <meta:editing-cycles>8</meta:editing-cycles>
    <meta:generator>LibreOffice/7.1.8.1$Windows_X86_64 LibreOffice_project/e1f30c802c3269a1d052614453f260e49458c82c</meta:generator>
    <meta:document-statistic meta:table-count="0" meta:image-count="0" meta:object-count="0" meta:page-count="1" meta:paragraph-count="20" meta:word-count="330" meta:character-count="1947" meta:non-whitespace-character-count="1645"/>
  </office:meta>
</office:document-meta>
</file>